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"/>
          <table:table-cell table:style-name="ce1" office:value-type="string" calcext:value-type="string">
            <text:p>Km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Lj ↔ Ajd</text:p>
          </table:table-cell>
          <table:table-cell table:style-name="ce1" office:value-type="string" calcext:value-type="string">
            <text:p>Lj ↔ Let</text:p>
          </table:table-cell>
          <table:table-cell table:style-name="ce1" office:value-type="string" calcext:value-type="string">
            <text:p>Ajd ↔ Let</text:p>
          </table:table-cell>
          <table:table-cell table:style-name="ce1" office:value-type="string" calcext:value-type="string">
            <text:p>Drugo</text:p>
          </table:table-cell>
          <table:table-cell/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Price (EUR)</text:p>
          </table:table-cell>
          <table:table-cell/>
          <table:table-cell table:style-name="ce1" office:value-type="string" calcext:value-type="string">
            <text:p>Lj→Ajd→Lj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" office:value-type="string" calcext:value-type="string">
            <text:p>Lj-&gt;Let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Maj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2" table:formula="of:=([.C6]*[.L$4]*2) + ([.D6]*[.L$5]*2) + ([.E6] * 2) + [.F6]" office:value-type="float" office:value="706" calcext:value-type="float">
            <text:p>706</text:p>
          </table:table-cell>
          <table:table-cell table:style-name="ce3" table:formula="of:=[.H6]*[.L$9]" office:value-type="currency" office:currency="EUR" office:value="127.08" calcext:value-type="currency">
            <text:p>127.08 €</text:p>
          </table:table-cell>
          <table:table-cell/>
          <table:table-cell table:style-name="ce1" office:value-type="string" calcext:value-type="string">
            <text:p>Ajd ↔ Let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Junij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" table:formula="of:=([.C7]*[.L$4]*2) + ([.D7]*[.L$5]*2) + ([.E7] * 2) + [.F7]" office:value-type="float" office:value="994" calcext:value-type="float">
            <text:p>994</text:p>
          </table:table-cell>
          <table:table-cell table:style-name="ce3" table:formula="of:=[.H7]*[.L$9]" office:value-type="currency" office:currency="EUR" office:value="178.92" calcext:value-type="currency">
            <text:p>178.92 €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Julij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table:formula="of:=([.C8]*[.L$4]*2) + ([.D8]*[.L$5]*2) + ([.E8] * 2) + [.F8]" office:value-type="float" office:value="1408" calcext:value-type="float">
            <text:p>1408</text:p>
          </table:table-cell>
          <table:table-cell table:style-name="ce3" table:formula="of:=[.H8]*[.L$9]" office:value-type="currency" office:currency="EUR" office:value="253.44" calcext:value-type="currency">
            <text:p>253.44 €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Avgus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formula="of:=([.C9]*[.L$4]*2) + ([.D9]*[.L$5]*2) + ([.E9] * 2) + [.F9]" office:value-type="float" office:value="1214" calcext:value-type="float">
            <text:p>1214</text:p>
          </table:table-cell>
          <table:table-cell table:style-name="ce3" table:formula="of:=[.H9]*[.L$9]" office:value-type="currency" office:currency="EUR" office:value="218.52" calcext:value-type="currency">
            <text:p>218.52 €</text:p>
          </table:table-cell>
          <table:table-cell/>
          <table:table-cell table:style-name="ce1" office:value-type="string" calcext:value-type="string">
            <text:p>EUR/km</text:p>
          </table:table-cell>
          <table:table-cell table:style-name="ce2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Septembe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table:formula="of:=([.C10]*[.L$4]*2) + ([.D10]*[.L$5]*2) + ([.E10] * 2) + [.F10]" office:value-type="float" office:value="2540" calcext:value-type="float">
            <text:p>2540</text:p>
          </table:table-cell>
          <table:table-cell table:style-name="ce3" table:formula="of:=[.H10]*[.L$9]" office:value-type="currency" office:currency="EUR" office:value="457.2" calcext:value-type="currency">
            <text:p>457.20 €</text:p>
          </table:table-cell>
          <table:table-cell table:number-columns-repeated="4"/>
          <table:table-cell office:value-type="string" calcext:value-type="string">
            <text:p>do vkljucno 13</text:p>
          </table:table-cell>
        </table:table-row>
        <table:table-row table:style-name="ro2">
          <table:table-cell/>
          <table:table-cell table:style-name="ce1" office:value-type="string" calcext:value-type="string">
            <text:p>Avgus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table:formula="of:=([.C11]*[.L$4]*2) + ([.D11]*[.L$5]*2) + ([.E11] * 2) + [.F11]" office:value-type="float" office:value="1116" calcext:value-type="float">
            <text:p>1116</text:p>
          </table:table-cell>
          <table:table-cell table:style-name="ce3" table:formula="of:=[.H11]*[.L$9]" office:value-type="currency" office:currency="EUR" office:value="200.88" calcext:value-type="currency">
            <text:p>200.88 €</text:p>
          </table:table-cell>
          <table:table-cell table:number-columns-repeated="4"/>
          <table:table-cell office:value-type="string" calcext:value-type="string">
            <text:p>do vkljucno 17</text:p>
          </table:table-cell>
        </table:table-row>
        <table:table-row table:style-name="ro2">
          <table:table-cell table:number-columns-repeated="7"/>
          <table:table-cell table:style-name="ce2" table:formula="of:=([.C12]*[.L$4]*2) + ([.D12]*[.L$5]*2) + ([.E12] * 2) + [.F12]" office:value-type="float" office:value="0" calcext:value-type="float">
            <text:p>0</text:p>
          </table:table-cell>
          <table:table-cell table:style-name="ce3" table:formula="of:=[.H12]*[.L$9]" office:value-type="currency" office:currency="EUR" office:value="0" calcext:value-type="currency">
            <text:p>0.00 €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table:formula="of:=([.C13]*[.L8]*2) + ([.D13]*[.L9]*2) + ([.E12] * 2) + [.F13]" office:value-type="float" office:value="0" calcext:value-type="float">
            <text:p>0</text:p>
          </table:table-cell>
          <table:table-cell table:style-name="ce3" table:formula="of:=[.H13]*[.L$9]" office:value-type="currency" office:currency="EUR" office:value="0" calcext:value-type="currency">
            <text:p>0.00 €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table:formula="of:=([.C14]*[.L9]*2) + ([.D14]*[.L10]*2) + ([.E13] * 2) + [.F14]" office:value-type="float" office:value="0" calcext:value-type="float">
            <text:p>0</text:p>
          </table:table-cell>
          <table:table-cell table:style-name="ce3" table:formula="of:=[.H14]*[.L$9]" office:value-type="currency" office:currency="EUR" office:value="0" calcext:value-type="currency">
            <text:p>0.00 €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table:formula="of:=([.C15]*[.L13]*2) + ([.D15]*[.L14]*2) + ([.E15] * 2) + [.F15]" office:value-type="float" office:value="0" calcext:value-type="float">
            <text:p>0</text:p>
          </table:table-cell>
          <table:table-cell table:style-name="ce3" table:formula="of:=[.H15]*[.L$9]" office:value-type="currency" office:currency="EUR" office:value="0" calcext:value-type="currency">
            <text:p>0.00 €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table:formula="of:=([.C16]*[.L14]*2) + ([.D16]*[.L15]*2) + ([.E16] * 2) + [.F16]" office:value-type="float" office:value="0" calcext:value-type="float">
            <text:p>0</text:p>
          </table:table-cell>
          <table:table-cell table:style-name="ce3" table:formula="of:=[.H16]*[.L$9]" office:value-type="currency" office:currency="EUR" office:value="0" calcext:value-type="currency">
            <text:p>0.00 €</text:p>
          </table:table-cell>
          <table:table-cell table:number-columns-repeated="5"/>
        </table:table-row>
        <table:table-row table:style-name="ro2" table:number-rows-repeated="9">
          <table:table-cell table:number-columns-repeated="14"/>
        </table:table-row>
        <table:table-row table:style-name="ro2" table:number-rows-repeated="5"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09:57:43.003978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6-10-18T13:43:24.708057361</dc:date>
    <meta:editing-duration>P2DT19H35M38S</meta:editing-duration>
    <meta:editing-cycles>15</meta:editing-cycles>
    <meta:generator>LibreOffice/5.0.6.2$Linux_X86_64 LibreOffice_project/00m0$Build-2</meta:generator>
    <meta:document-statistic meta:table-count="1" meta:cell-count="62" meta:object-count="0"/>
  </office:meta>
</office:document-meta>
</file>